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4cm" fo:min-width="2.07cm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7cm" svg:height="1.19cm" svg:x="18.93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5cm" svg:height="0.75cm" svg:x="19.64cm" svg:y="2.12cm">
          <draw:text-box>
            <text:p text:style-name="P2"><text:span text:style-name="T1">Ver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21:25:48.212581087</meta:creation-date>
    <dc:date>2023-08-25T21:29:53.719992263</dc:date>
    <meta:editing-duration>PT4M6S</meta:editing-duration>
    <meta:editing-cycles>1</meta:editing-cycles>
    <meta:document-statistic meta:object-count="2"/>
    <meta:generator>LibreOffice/6.4.7.2$Linux_X86_64 LibreOffice_project/40$Build-2</meta:generator>
  </office:meta>
</office:document-meta>
</file>